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7ca" officeooo:paragraph-rsid="0008a7ca"/>
    </style:style>
    <style:style style:name="P2" style:family="paragraph" style:parent-style-name="Standard">
      <style:text-properties fo:font-size="18pt" fo:font-weight="bold" officeooo:rsid="0008a7ca" officeooo:paragraph-rsid="0008a7ca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officeooo:rsid="0008a7ca" officeooo:paragraph-rsid="0008a7ca" style:font-size-asian="10.5pt" style:font-size-complex="12pt"/>
    </style:style>
    <style:style style:name="P4" style:family="paragraph" style:parent-style-name="Standard">
      <style:text-properties fo:font-weight="bold" officeooo:rsid="0008a7ca" officeooo:paragraph-rsid="0008a7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Infinitamente Mais</text:p>
      <text:p text:style-name="P4"/>
      <text:p text:style-name="P1">Intro: C#m</text:p>
      <text:p text:style-name="P1"/>
      <text:p text:style-name="P1">C#m <text:s text:c="16"/>A9</text:p>
      <text:p text:style-name="P1">Minhas lágrimas enchem os seus odres</text:p>
      <text:p text:style-name="P1">C#m <text:s text:c="15"/>A9</text:p>
      <text:p text:style-name="P1">Meu clamor está escrito no Seu livro</text:p>
      <text:p text:style-name="P1"/>
      <text:p text:style-name="P1">C#m <text:s/>A9 <text:s/>(6x)</text:p>
      <text:p text:style-name="P1">Uooooh!</text:p>
      <text:p text:style-name="P1"/>
      <text:p text:style-name="P1">C#m <text:s text:c="14"/>A9</text:p>
      <text:p text:style-name="P1">Minhas lágrimas enchem os Seus odres</text:p>
      <text:p text:style-name="P1">C#m <text:s text:c="16"/>A9</text:p>
      <text:p text:style-name="P1">Meu clamor está escrito no seu livro</text:p>
      <text:p text:style-name="P1">Gbm <text:s text:c="16"/>C#m</text:p>
      <text:p text:style-name="P1">As muitas águas não podem afogar, não</text:p>
      <text:p text:style-name="P1">Gbm <text:s text:c="17"/>A9 <text:s text:c="8"/>B9</text:p>
      <text:p text:style-name="P1">Estou esperando Tua luz em meio a noite <text:s/>A9</text:p>
      <text:p text:style-name="P1"/>
      <text:p text:style-name="P1">(refrão)</text:p>
      <text:p text:style-name="P1"><text:s text:c="7"/>E</text:p>
      <text:p text:style-name="P1">Mas eu sei em quem tenho crido</text:p>
      <text:p text:style-name="P1"><text:s text:c="6"/>B9 <text:s text:c="21"/>C#m</text:p>
      <text:p text:style-name="P1">Também sei que é Poderoso pra fazer</text:p>
      <text:p text:style-name="P1"><text:s text:c="5"/>A9 <text:s text:c="5"/>E <text:s text:c="20"/>B9</text:p>
      <text:p text:style-name="P1">Infinitamente mais, mais, mais, mais</text:p>
      <text:p text:style-name="P1"/>
      <text:p text:style-name="P1">C#m <text:s text:c="2"/>A9 (4x)</text:p>
      <text:p text:style-name="P1">Uooooh!</text:p>
      <text:p text:style-name="P1"/>
      <text:p text:style-name="P1">No final (C#m <text:s/>A9 <text:s/>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7:32:27.085303822</meta:creation-date>
    <dc:date>2016-06-29T17:35:39.128874204</dc:date>
    <meta:editing-duration>PT3M19S</meta:editing-duration>
    <meta:editing-cycles>1</meta:editing-cycles>
    <meta:document-statistic meta:table-count="0" meta:image-count="0" meta:object-count="0" meta:page-count="1" meta:paragraph-count="26" meta:word-count="98" meta:character-count="642" meta:non-whitespace-character-count="397"/>
    <meta:generator>LibreOffice/5.1.3.2$Linux_x86 LibreOffice_project/10m0$Build-2</meta:generator>
  </office:meta>
</office:document-meta>
</file>